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1"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Text_20_body">
      <style:text-properties officeooo:rsid="000be25f" officeooo:paragraph-rsid="000be25f"/>
    </style:style>
    <style:style style:name="P6" style:family="paragraph" style:parent-style-name="Text_20_body">
      <style:text-properties officeooo:rsid="000c2e0a" officeooo:paragraph-rsid="000c8705"/>
    </style:style>
    <style:style style:name="P7" style:family="paragraph" style:parent-style-name="Text_20_body">
      <style:text-properties officeooo:paragraph-rsid="000fe74a"/>
    </style:style>
    <style:style style:name="P8" style:family="paragraph" style:parent-style-name="Text_20_body">
      <style:text-properties officeooo:paragraph-rsid="00108201"/>
    </style:style>
    <style:style style:name="P9" style:family="paragraph" style:parent-style-name="Text_20_body">
      <style:text-properties officeooo:paragraph-rsid="00113502"/>
    </style:style>
    <style:style style:name="P10" style:family="paragraph" style:parent-style-name="TOC_20_1">
      <style:paragraph-properties>
        <style:tab-stops>
          <style:tab-stop style:position="6.5in" style:type="right" style:leader-style="dotted" style:leader-text="."/>
        </style:tab-stops>
      </style:paragraph-properties>
    </style:style>
    <style:style style:name="P11" style:family="paragraph" style:parent-style-name="TOC_20_2">
      <style:paragraph-properties>
        <style:tab-stops>
          <style:tab-stop style:position="6.3335in" style:type="right" style:leader-style="dotted" style:leader-text="."/>
        </style:tab-stops>
      </style:paragraph-properties>
    </style:style>
    <style:style style:name="P12" style:family="paragraph" style:parent-style-name="Heading_20_1">
      <style:text-properties officeooo:rsid="000be25f" officeooo:paragraph-rsid="000be25f"/>
    </style:style>
    <style:style style:name="P13" style:family="paragraph" style:parent-style-name="Heading_20_1" style:master-page-name="MP0">
      <style:paragraph-properties style:page-number="auto" fo:break-before="page"/>
    </style:style>
    <style:style style:name="P14" style:family="paragraph" style:parent-style-name="Heading_20_2">
      <style:text-properties officeooo:paragraph-rsid="000be25f"/>
    </style:style>
    <style:style style:name="P15" style:family="paragraph" style:parent-style-name="Heading_20_2">
      <style:text-properties officeooo:paragraph-rsid="00143301"/>
    </style:style>
    <style:style style:name="P16"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17" style:family="paragraph" style:parent-style-name="Standard" style:list-style-name="L5">
      <style:paragraph-properties fo:margin-top="0in" fo:margin-bottom="0.0972in" loext:contextual-spacing="false" fo:line-height="120%"/>
    </style:style>
    <style:style style:name="P18" style:family="paragraph" style:parent-style-name="TOC_20_1">
      <style:paragraph-properties>
        <style:tab-stops>
          <style:tab-stop style:position="6.5in" style:type="right" style:leader-style="dotted" style:leader-text="."/>
        </style:tab-stops>
      </style:paragraph-properties>
    </style:style>
    <style:style style:name="P19" style:family="paragraph" style:parent-style-name="TOC_20_2">
      <style:paragraph-properties>
        <style:tab-stops>
          <style:tab-stop style:position="6.3335in" style:type="right" style:leader-style="dotted" style:leader-text="."/>
        </style:tab-stops>
      </style:paragraph-properties>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c8705"/>
    </style:style>
    <style:style style:name="P27" style:family="paragraph" style:parent-style-name="Text_20_body" style:list-style-name="L9">
      <style:text-properties officeooo:paragraph-rsid="000e6689"/>
    </style:style>
    <style:style style:name="P28" style:family="paragraph" style:parent-style-name="Text_20_body">
      <style:text-properties officeooo:paragraph-rsid="00113502"/>
    </style:style>
    <style:style style:name="P29" style:family="paragraph" style:parent-style-name="Text_20_body">
      <style:text-properties officeooo:paragraph-rsid="00143301"/>
    </style:style>
    <style:style style:name="T1" style:family="text">
      <style:text-properties officeooo:rsid="000b9ffd"/>
    </style:style>
    <style:style style:name="T2" style:family="text">
      <style:text-properties officeooo:rsid="000c8705"/>
    </style:style>
    <style:style style:name="T3" style:family="text">
      <style:text-properties fo:font-style="normal" style:font-style-asian="normal" style:font-style-complex="normal"/>
    </style:style>
    <style:style style:name="T4" style:family="text">
      <style:text-properties fo:font-style="normal" officeooo:rsid="000c8705" style:font-style-asian="normal" style:font-style-complex="normal"/>
    </style:style>
    <style:style style:name="T5" style:family="text">
      <style:text-properties fo:font-style="normal" officeooo:rsid="000e6689" style:font-style-asian="normal" style:font-style-complex="normal"/>
    </style:style>
    <style:style style:name="T6" style:family="text">
      <style:text-properties fo:font-style="normal" officeooo:rsid="000fe74a" style:font-style-asian="normal" style:font-style-complex="normal"/>
    </style:style>
    <style:style style:name="T7" style:family="text">
      <style:text-properties fo:font-style="normal" officeooo:rsid="00113502" style:font-style-asian="normal" style:font-style-complex="normal"/>
    </style:style>
    <style:style style:name="T8" style:family="text">
      <style:text-properties fo:font-style="normal" officeooo:rsid="00108201" style:font-style-asian="normal" style:font-style-complex="normal"/>
    </style:style>
    <style:style style:name="T9" style:family="text">
      <style:text-properties fo:font-style="normal" officeooo:rsid="00123f83" style:font-style-asian="normal" style:font-style-complex="normal"/>
    </style:style>
    <style:style style:name="T10" style:family="text">
      <style:text-properties fo:font-style="normal" officeooo:rsid="0013af8f" style:font-style-asian="normal" style:font-style-complex="normal"/>
    </style:style>
    <style:style style:name="T11" style:family="text">
      <style:text-properties officeooo:rsid="000e6689"/>
    </style:style>
    <style:style style:name="T12" style:family="text">
      <style:text-properties fo:color="#000000" fo:font-style="normal" officeooo:rsid="00123f83" style:font-style-asian="normal" style:font-style-complex="normal"/>
    </style:style>
    <style:style style:name="T13" style:family="text">
      <style:text-properties fo:color="#000000" fo:font-style="normal" officeooo:rsid="00143301"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bookmark-start text:name="_Toc516522818"/><text:bookmark-start text:name="__RefHeading___Toc833_1764154201"/>Table of Contents<text:bookmark-end text:name="_Toc516522818"/><text:bookmark-end text:name="__RefHeading___Toc833_1764154201"/></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8"><text:a xlink:type="simple" xlink:href="#__RefHeading___Toc833_1764154201" text:style-name="Index_20_Link" text:visited-style-name="Index_20_Link">Table of Contents<text:tab/>1</text:a></text:p>
          <text:p text:style-name="P18"><text:a xlink:type="simple" xlink:href="#__RefHeading___Toc835_1764154201" text:style-name="Index_20_Link" text:visited-style-name="Index_20_Link">Cartesian/Polar Grid Pattern Matching<text:tab/>2</text:a></text:p>
          <text:p text:style-name="P18"><text:a xlink:type="simple" xlink:href="#__RefHeading___Toc837_1764154201" text:style-name="Index_20_Link" text:visited-style-name="Index_20_Link">Tutorial Video<text:tab/>2</text:a></text:p>
          <text:p text:style-name="P19"><text:a xlink:type="simple" xlink:href="#__RefHeading___Toc839_1764154201" text:style-name="Index_20_Link" text:visited-style-name="Index_20_Link">Help Engine<text:tab/>2</text:a></text:p>
          <text:p text:style-name="P19"><text:a xlink:type="simple" xlink:href="#__RefHeading___Toc841_1764154201" text:style-name="Index_20_Link" text:visited-style-name="Index_20_Link">JPEG2000<text:tab/>2</text:a></text:p>
          <text:p text:style-name="P19"><text:a xlink:type="simple" xlink:href="#__RefHeading___Toc843_1764154201" text:style-name="Index_20_Link" text:visited-style-name="Index_20_Link">Plugin qtjp2imageformat<text:tab/>2</text:a></text:p>
          <text:p text:style-name="P19"><text:a xlink:type="simple" xlink:href="#__RefHeading___Toc845_1764154201" text:style-name="Index_20_Link" text:visited-style-name="Index_20_Link">OpenJPEG<text:tab/>3</text:a></text:p>
          <text:p text:style-name="P18"><text:a xlink:type="simple" xlink:href="#__RefHeading___Toc516_1000688104" text:style-name="Index_20_Link" text:visited-style-name="Index_20_Link">FFTW Build<text:tab/>3</text:a></text:p>
          <text:p text:style-name="P18"><text:a xlink:type="simple" xlink:href="#__RefHeading___Toc504_1606664313" text:style-name="Index_20_Link" text:visited-style-name="Index_20_Link">Poppler Build<text:tab/>3</text:a></text:p>
          <text:p text:style-name="P18"><text:a xlink:type="simple" xlink:href="#__RefHeading___Toc847_1764154201" text:style-name="Index_20_Link" text:visited-style-name="Index_20_Link">Windows Installer<text:tab/>3</text:a></text:p>
          <text:p text:style-name="P19"><text:a xlink:type="simple" xlink:href="#__RefHeading___Toc849_1764154201" text:style-name="Index_20_Link" text:visited-style-name="Index_20_Link">Guid<text:tab/>3</text:a></text:p>
          <text:p text:style-name="P18"><text:a xlink:type="simple" xlink:href="#__RefHeading___Toc651_2769846246" text:style-name="Index_20_Link" text:visited-style-name="Index_20_Link">Windows Release<text:tab/>4</text:a></text:p>
          <text:p text:style-name="P19"><text:a xlink:type="simple" xlink:href="#__RefHeading___Toc653_2769846246" text:style-name="Index_20_Link" text:visited-style-name="Index_20_Link">Log4cpp<text:tab/>4</text:a></text:p>
          <text:p text:style-name="P18"><text:a xlink:type="simple" xlink:href="#__RefHeading___Toc851_1764154201" text:style-name="Index_20_Link" text:visited-style-name="Index_20_Link">OSX Release<text:tab/>4</text:a></text:p>
          <text:p text:style-name="P19"><text:a xlink:type="simple" xlink:href="#__RefHeading___Toc853_1764154201" text:style-name="Index_20_Link" text:visited-style-name="Index_20_Link">log4cpp<text:tab/>4</text:a></text:p>
          <text:p text:style-name="P19"><text:a xlink:type="simple" xlink:href="#__RefHeading___Toc855_1764154201" text:style-name="Index_20_Link" text:visited-style-name="Index_20_Link">fftw<text:tab/>4</text:a></text:p>
          <text:p text:style-name="P19"><text:a xlink:type="simple" xlink:href="#__RefHeading___Toc857_1764154201" text:style-name="Index_20_Link" text:visited-style-name="Index_20_Link">engauge<text:tab/>5</text:a></text:p>
          <text:p text:style-name="P19"><text:a xlink:type="simple" xlink:href="#__RefHeading___Toc859_1764154201" text:style-name="Index_20_Link" text:visited-style-name="Index_20_Link">icons<text:tab/>5</text:a></text:p>
          <text:p text:style-name="P19"><text:a xlink:type="simple" xlink:href="#__RefHeading___Toc861_1764154201" text:style-name="Index_20_Link" text:visited-style-name="Index_20_Link">deploy<text:tab/>5</text:a></text:p>
          <text:p text:style-name="P19"><text:a xlink:type="simple" xlink:href="#__RefHeading___Toc863_1764154201" text:style-name="Index_20_Link" text:visited-style-name="Index_20_Link">error message from App Store review<text:tab/>5</text:a></text:p>
          <text:p text:style-name="P18"><text:a xlink:type="simple" xlink:href="#__RefHeading___Toc865_1764154201" text:style-name="Index_20_Link" text:visited-style-name="Index_20_Link">Static Code Analysis<text:tab/>7</text:a></text:p>
          <text:p text:style-name="P18"><text:a xlink:type="simple" xlink:href="#__RefHeading___Toc867_1764154201" text:style-name="Index_20_Link" text:visited-style-name="Index_20_Link">Translations<text:tab/>7</text:a></text:p>
          <text:p text:style-name="P19"><text:a xlink:type="simple" xlink:href="#__RefHeading___Toc458_2142971130" text:style-name="Index_20_Link" text:visited-style-name="Index_20_Link">Updating the “To Be Translated” Messages on Transfix<text:tab/>7</text:a></text:p>
          <text:p text:style-name="P19"><text:a xlink:type="simple" xlink:href="#__RefHeading___Toc460_2142971130" text:style-name="Index_20_Link" text:visited-style-name="Index_20_Link">Downloading translations<text:tab/>8</text:a></text:p>
          <text:p text:style-name="P19"><text:a xlink:type="simple" xlink:href="#__RefHeading___Toc462_2142971130" text:style-name="Index_20_Link" text:visited-style-name="Index_20_Link">Deprecated approach<text:tab/>8</text:a></text:p>
          <text:p text:style-name="P18"><text:a xlink:type="simple" xlink:href="#__RefHeading__403_855807960" text:style-name="Index_20_Link" text:visited-style-name="Index_20_Link">R<text:tab/>8</text:a></text:p>
          <text:p text:style-name="P18"><text:a xlink:type="simple" xlink:href="#__RefHeading__411_2045457184" text:style-name="Index_20_Link" text:visited-style-name="Index_20_Link">Windows – Build lib from dll<text:tab/>8</text:a></text:p>
          <text:p text:style-name="P18"><text:a xlink:type="simple" xlink:href="#__RefHeading___Toc419_287987493" text:style-name="Index_20_Link" text:visited-style-name="Index_20_Link">How To Distribute Pre-Releases<text:tab/>8</text:a></text:p>
          <text:p text:style-name="P18"><text:a xlink:type="simple" xlink:href="#__RefHeading___Toc444_1988343492" text:style-name="Index_20_Link" text:visited-style-name="Index_20_Link">Boot Knoppix on Mac Mini<text:tab/>9</text:a></text:p>
          <text:p text:style-name="P18"><text:a xlink:type="simple" xlink:href="#__RefHeading___Toc677_1576137088" text:style-name="Index_20_Link" text:visited-style-name="Index_20_Link">Cygport<text:tab/>9</text:a></text:p>
          <text:p text:style-name="P18"><text:a xlink:type="simple" xlink:href="#__RefHeading___Toc679_1576137088" text:style-name="Index_20_Link" text:visited-style-name="Index_20_Link">Cygwin SSH Key<text:tab/>9</text:a></text:p>
          <text:p text:style-name="P18"><text:a xlink:type="simple" xlink:href="#__RefHeading___Toc686_2740161923" text:style-name="Index_20_Link" text:visited-style-name="Index_20_Link">Android Build<text:tab/>9</text:a></text:p>
          <text:p text:style-name="P18"><text:a xlink:type="simple" xlink:href="#__RefHeading___Toc784_1321515353" text:style-name="Index_20_Link" text:visited-style-name="Index_20_Link"><text:span text:style-name="T3">Windows </text:span></text:a><text:a xlink:type="simple" xlink:href="#__RefHeading___Toc784_1321515353" text:style-name="Index_20_Link" text:visited-style-name="Index_20_Link"><text:span text:style-name="T3">Errors</text:span></text:a><text:a xlink:type="simple" xlink:href="#__RefHeading___Toc784_1321515353" text:style-name="Index_20_Link" text:visited-style-name="Index_20_Link"><text:tab/>10</text:a></text:p>
          <text:p text:style-name="P19"><text:a xlink:type="simple" xlink:href="#__RefHeading___Toc786_1321515353" text:style-name="Index_20_Link" text:visited-style-name="Index_20_Link"><text:span text:style-name="T3">“</text:span></text:a><text:a xlink:type="simple" xlink:href="#__RefHeading___Toc786_1321515353" text:style-name="Index_20_Link" text:visited-style-name="Index_20_Link"><text:span text:style-name="T3">No Qt platform plugin could be initialized”</text:span></text:a><text:a xlink:type="simple" xlink:href="#__RefHeading___Toc786_1321515353" text:style-name="Index_20_Link" text:visited-style-name="Index_20_Link"><text:tab/>10</text:a></text:p>
          <text:p text:style-name="P19"><text:soft-page-break/><text:a xlink:type="simple" xlink:href="#__RefHeading___Toc841_1157660331" text:style-name="Index_20_Link" text:visited-style-name="Index_20_Link"><text:span text:style-name="T3">“</text:span></text:a><text:a xlink:type="simple" xlink:href="#__RefHeading___Toc841_1157660331" text:style-name="Index_20_Link" text:visited-style-name="Index_20_Link"><text:span text:style-name="T3">QSqlDatabase: QSQLITE driver not loaded”</text:span></text:a><text:a xlink:type="simple" xlink:href="#__RefHeading___Toc841_1157660331" text:style-name="Index_20_Link" text:visited-style-name="Index_20_Link"><text:tab/>10</text:a></text:p>
          <text:p text:style-name="P19"><text:a xlink:type="simple" xlink:href="#__RefHeading___Toc788_1321515353" text:style-name="Index_20_Link" text:visited-style-name="Index_20_Link"><text:span text:style-name="T3">“Windows is Missing stddef.h”</text:span></text:a><text:a xlink:type="simple" xlink:href="#__RefHeading___Toc788_1321515353" text:style-name="Index_20_Link" text:visited-style-name="Index_20_Link"><text:tab/>10</text:a></text:p>
        </text:index-body>
      </text:table-of-content>
      <text:p text:style-name="P1"/>
      <text:p text:style-name="P3"/>
      <text:h text:style-name="Heading_20_1" text:outline-level="1"><text:bookmark-start text:name="_Toc516522819"/><text:bookmark-start text:name="__RefHeading___Toc835_1764154201"/>Cartesian/Polar Grid Pattern Matching<text:bookmark-end text:name="_Toc516522819"/><text:bookmark-end text:name="__RefHeading___Toc835_1764154201"/></text:h>
      <text:p text:style-name="P4">Options:</text:p>
      <text:list xml:id="list542951529" text:style-name="L1">
        <text:list-item>
          <text:p text:style-name="P16">Search parameter space of (grid line count, grid line start, grid line number, angle) for X and Y separately, while performing fast cross correlations using FFTW3.</text:p>
        </text:list-item>
        <text:list-item>
          <text:p text:style-name="P16">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Toc516522820"/><text:bookmark-start text:name="__RefHeading___Toc837_1764154201"/>Tutorial Video<text:bookmark-end text:name="_Toc516522820"/><text:bookmark-end text:name="__RefHeading___Toc837_1764154201"/></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Toc516522821"/><text:bookmark-start text:name="__RefHeading___Toc839_1764154201"/>Help Engine<text:bookmark-end text:name="_Toc516522821"/><text:bookmark-end text:name="__RefHeading___Toc839_1764154201"/></text:h>
      <text:list xml:id="list221726219442068" text:style-name="L1">
        <text:list-item text:start-value="1">
          <text:p text:style-name="P16">Installed qttools5-dev and qttools-dev-tools in muon</text:p>
        </text:list-item>
        <text:list-item>
          <text:p text:style-name="P16">'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Toc516522822"/><text:bookmark-start text:name="__RefHeading___Toc841_1764154201"/>JPEG2000<text:bookmark-end text:name="_Toc516522822"/><text:bookmark-end text:name="__RefHeading___Toc841_1764154201"/></text:h>
      <text:h text:style-name="Heading_20_2" text:outline-level="2"><text:bookmark-start text:name="_Toc516522823"/><text:bookmark-start text:name="__RefHeading___Toc843_1764154201"/>Plugin qtjp2imageformat<text:bookmark-end text:name="_Toc516522823"/><text:bookmark-end text:name="__RefHeading___Toc843_1764154201"/></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Toc516522824"/><text:bookmark-start text:name="__RefHeading___Toc845_1764154201"/><text:soft-page-break/>OpenJPEG<text:bookmark-end text:name="_Toc516522824"/><text:bookmark-end text:name="__RefHeading___Toc845_1764154201"/></text:h>
      <text:p text:style-name="P4">Self-contained library with attractive licensing.</text:p>
      <text:h text:style-name="Heading_20_1" text:outline-level="1"><text:bookmark-start text:name="_Toc516522825"/><text:bookmark-start text:name="__RefHeading___Toc516_1000688104"/>FFTW Build<text:bookmark-end text:name="_Toc516522825"/><text:bookmark-end text:name="__RefHeading___Toc516_1000688104"/></text:h>
      <text:p text:style-name="Text_20_body">Building fftw 3.3.3:</text:p>
      <text:list xml:id="list601773631" text:style-name="L2">
        <text:list-item>
          <text:p text:style-name="P20">./configure --prefix=$HOME/fftw-3.3.3 –enable-shared CFLAGS=”-fPIC”</text:p>
        </text:list-item>
      </text:list>
      <text:h text:style-name="Heading_20_1" text:outline-level="1"><text:bookmark-start text:name="_Toc516522826"/><text:bookmark-start text:name="__RefHeading___Toc504_1606664313"/>Poppler Build<text:bookmark-end text:name="_Toc516522826"/><text:bookmark-end text:name="__RefHeading___Toc504_1606664313"/></text:h>
      <text:p text:style-name="Text_20_body">Building poppler 0.51.0 with support for qt5 wrapper (=bundling poppler-qt5.h file):</text:p>
      <text:list xml:id="list1163429066" text:style-name="L3">
        <text:list-item>
          <text:p text:style-name="P21">./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Toc516522827"/><text:bookmark-start text:name="__RefHeading___Toc847_1764154201"/>Windows Installer<text:bookmark-end text:name="_Toc516522827"/><text:bookmark-end text:name="__RefHeading___Toc847_1764154201"/></text:h>
      <text:p text:style-name="P4">WiX was selected since it is not buggy and is full featured (installs Microsoft products!).</text:p>
      <text:h text:style-name="Heading_20_2" text:outline-level="2"><text:bookmark-start text:name="_Toc516522828"/><text:bookmark-start text:name="__RefHeading___Toc849_1764154201"/>Guid<text:bookmark-end text:name="_Toc516522828"/><text:bookmark-end text:name="__RefHeading___Toc849_1764154201"/></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text:soft-page-break/>Exe: {5CE13C36-6B3D-4B6C-B183-C8DC80B70D1F}</text:p>
      <text:p text:style-name="P3">Linux Release</text:p>
      <text:list xml:id="list221726655187778" text:style-name="L1">
        <text:list-item text:start-value="1">
          <text:p text:style-name="P16">Download src tarball</text:p>
        </text:list-item>
        <text:list-item>
          <text:p text:style-name="P16">./configure –prefix=$HOME/qt-everywhere-opensource-5.5.1 -opensource -release -static -qt-zlib -qt-libpng -qt-libjpeg -qt-xcb -qt-freetype -qt-xkbcommon-x11 -no-opengl</text:p>
        </text:list-item>
        <text:list-item>
          <text:p text:style-name="P16">make -j 4</text:p>
        </text:list-item>
        <text:list-item>
          <text:p text:style-name="P16">make install</text:p>
        </text:list-item>
      </text:list>
      <text:h text:style-name="P12" text:outline-level="1"><text:bookmark-start text:name="__RefHeading___Toc651_2769846246"/>Windows Release<text:bookmark-end text:name="__RefHeading___Toc651_2769846246"/></text:h>
      <text:h text:style-name="Heading_20_2" text:outline-level="2"><text:bookmark-start text:name="__RefHeading___Toc653_2769846246"/>Log4cpp<text:bookmark-end text:name="__RefHeading___Toc653_2769846246"/></text:h>
      <text:p text:style-name="P5">mkdir build</text:p>
      <text:p text:style-name="P5">cd build</text:p>
      <text:p text:style-name="P5">cmake -DCMAKE_GENERATOR_PLATFORM=x64 ..</text:p>
      <text:p text:style-name="P5">start Visual Studio 15 (2017)</text:p>
      <text:p text:style-name="P5">load build/log4cpp.sln</text:p>
      <text:p text:style-name="P5">build</text:p>
      <text:h text:style-name="Heading_20_1" text:outline-level="1"><text:bookmark-start text:name="_Toc516522829"/><text:bookmark-start text:name="__RefHeading___Toc851_1764154201"/>OSX Release<text:bookmark-end text:name="_Toc516522829"/><text:bookmark-end text:name="__RefHeading___Toc851_1764154201"/></text:h>
      <text:h text:style-name="P14" text:outline-level="2"><text:bookmark-start text:name="__RefHeading___Toc853_1764154201"/><text:bookmark-start text:name="_Toc516522830"/>log4cpp<text:bookmark-end text:name="__RefHeading___Toc853_1764154201"/><text:bookmark-end text:name="_Toc516522830"/></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Toc516522831"/><text:bookmark-start text:name="__RefHeading___Toc855_1764154201"/>fftw<text:bookmark-end text:name="_Toc516522831"/><text:bookmark-end text:name="__RefHeading___Toc855_1764154201"/></text:h>
      <text:p text:style-name="P4"><text:s/>(NOTE THE -enabled-shared!)</text:p>
      <text:p text:style-name="P4">./configure \</text:p>
      <text:p text:style-name="P4">--prefix=/Users/mark/fftw-3.3.4 \</text:p>
      <text:p text:style-name="P4">--enable-shared \</text:p>
      <text:p text:style-name="P4"><text:soft-page-break/>CXX=/Applications/Xcode.app/Contents/Developer/Toolchains/XcodeDefault.xctoolchain/usr/bin/clang++ \</text:p>
      <text:p text:style-name="P4">CXXFLAGS="-I/Applications/Xcode.app/Contents/Developer/Platforms/MacOSX.platform/Developer/SDKs/MacOSX10.11.sdk/usr/include"</text:p>
      <text:p text:style-name="P4"/>
      <text:p text:style-name="P4">qmake -config release engauge.pro</text:p>
      <text:h text:style-name="Heading_20_2" text:outline-level="2"><text:bookmark-start text:name="_Toc516522832"/><text:bookmark-start text:name="__RefHeading___Toc857_1764154201"/>engauge<text:bookmark-end text:name="_Toc516522832"/><text:bookmark-end text:name="__RefHeading___Toc857_1764154201"/></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Toc516522833"/><text:bookmark-start text:name="__RefHeading___Toc859_1764154201"/>icons<text:bookmark-end text:name="_Toc516522833"/><text:bookmark-end text:name="__RefHeading___Toc859_1764154201"/></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Toc516522834"/><text:bookmark-start text:name="__RefHeading___Toc861_1764154201"/>deploy<text:bookmark-end text:name="_Toc516522834"/><text:bookmark-end text:name="__RefHeading___Toc861_1764154201"/></text:h>
      <text:p text:style-name="P4">Next step adds libraries to application bundle:</text:p>
      <text:p text:style-name="P4"/>
      <text:p text:style-name="P4">$QT_DIR/bin/macdeployqt engauge.app -dmg</text:p>
      <text:h text:style-name="Heading_20_2" text:outline-level="2"><text:bookmark-start text:name="_Toc516522835"/><text:bookmark-start text:name="__RefHeading___Toc863_1764154201"/>error message from App Store review<text:bookmark-end text:name="_Toc516522835"/><text:bookmark-end text:name="__RefHeading___Toc863_1764154201"/></text:h>
      <text:p text:style-name="Text_20_body">May 15, 2016 at 10:33 AM</text:p>
      <text:p text:style-name="Text_20_body">From Apple</text:p>
      <text:list xml:id="list3864178082" text:style-name="L4">
        <text:list-item>
          <text:p text:style-name="P22">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text:soft-pag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text:soft-pag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Toc516522836"/><text:bookmark-start text:name="__RefHeading___Toc865_1764154201"/>Static Code Analysis<text:bookmark-end text:name="_Toc516522836"/><text:bookmark-end text:name="__RefHeading___Toc865_1764154201"/></text:h>
      <text:list xml:id="list221725873399216" text:style-name="L1">
        <text:list-item text:start-value="1">
          <text:p text:style-name="P16">Run</text:p>
        </text:list-item>
      </text:list>
      <text:p text:style-name="P4"><text:tab/>qmake QMAKE_CXX='scan-build g++'</text:p>
      <text:list xml:id="list221727201655996" text:style-name="L1">
        <text:list-item text:start-value="1">
          <text:p text:style-name="P16">Build normally</text:p>
        </text:list-item>
      </text:list>
      <text:h text:style-name="Heading_20_1" text:outline-level="1"><text:bookmark-start text:name="_Toc516522837"/><text:bookmark-start text:name="__RefHeading___Toc867_1764154201"/>Translations<text:bookmark-end text:name="_Toc516522837"/><text:bookmark-end text:name="__RefHeading___Toc867_1764154201"/></text:h>
      <text:h text:style-name="Heading_20_2" text:outline-level="2"><text:bookmark-start text:name="_Toc516522838"/><text:bookmark-start text:name="__RefHeading___Toc458_2142971130"/>Updating the “To Be Translated” Messages on Transfix<text:bookmark-end text:name="_Toc516522838"/><text:bookmark-end text:name="__RefHeading___Toc458_2142971130"/></text:h>
      <text:p text:style-name="Text_20_body">THIS SECTION IS DEPRECATED SINCE ‘AUTO-UPDATE’ SHOULD MEAN TRANSIFEX AUTOMATICALLY LINKS TO https://github.com/markummitchell/engauge-digitizer/blob/master/translations/engauge_en.ts</text:p>
      <text:list xml:id="list2162605176" text:style-name="L5">
        <text:list-item>
          <text:p text:style-name="P17">Check to see how many messages are on Transfix by looking for “total strings” in the details for the “source” English translation on Transifex</text:p>
        </text:list-item>
        <text:list-item>
          <text:p text:style-name="P17">Run ‘lupdate engauge.pro’ and look at translations/engauge_en.ts. The number of ‘&lt;message&gt;’ entries in that xml file equals the number of messages to be translated</text:p>
        </text:list-item>
        <text:list-item>
          <text:p text:style-name="P17">If there are many more messages listed in engauge_en.ts than on Transifex, it is probably time to update Transifex by continuing with the following steps. Otherwise stop here.</text:p>
        </text:list-item>
        <text:list-item>
          <text:p text:style-name="P17">In the Transifex tab on the left, click on Resources</text:p>
        </text:list-item>
        <text:list-item>
          <text:p text:style-name="P17">When ‘engauge_en.ts’ appears, click on it. DO NOT click on ‘Add Resources’</text:p>
        </text:list-item>
        <text:list-item>
          <text:p text:style-name="P17">Click on ‘Update Source File’</text:p>
        </text:list-item>
      </text:list>
      <text:h text:style-name="Heading_20_2" text:outline-level="2"><text:bookmark-start text:name="_Toc516522839"/><text:bookmark-start text:name="__RefHeading___Toc460_2142971130"/><text:soft-page-break/>Downloading translations<text:bookmark-end text:name="_Toc516522839"/><text:bookmark-end text:name="__RefHeading___Toc460_2142971130"/></text:h>
      <text:p text:style-name="Text_20_body">Follow the steps in the ‘step_#’ script files in the translations directory</text:p>
      <text:h text:style-name="Heading_20_2" text:outline-level="2"><text:bookmark-start text:name="_Toc516522840"/><text:bookmark-start text:name="__RefHeading___Toc462_2142971130"/>Deprecated approach<text:bookmark-end text:name="_Toc516522840"/><text:bookmark-end text:name="__RefHeading___Toc462_214297113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16">'lupdate engauge.pro' safely updates *.ts translation files</text:p>
        </text:list-item>
        <text:list-item>
          <text:p text:style-name="P16">'linguist translations/engauge_XX_YY.ts' allows editing of one translation file</text:p>
        </text:list-item>
        <text:list-item>
          <text:p text:style-name="P16">'lrelease engauge.pro' builds qm files</text:p>
        </text:list-item>
        <text:list-item>
          <text:p text:style-name="P16">'mv translations/*.qm bin/translations'</text:p>
        </text:list-item>
      </text:list>
      <text:h text:style-name="Heading_20_1" text:outline-level="1"><text:bookmark-start text:name="_Toc516522841"/><text:bookmark-start text:name="__RefHeading__403_855807960"/>R<text:bookmark-end text:name="_Toc516522841"/><text:bookmark-end text:name="__RefHeading__403_855807960"/></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Toc516522842"/><text:bookmark-start text:name="__RefHeading__411_2045457184"/>Windows – Build lib from dll<text:bookmark-end text:name="_Toc516522842"/><text:bookmark-end text:name="__RefHeading__411_2045457184"/></text:h>
      <text:p text:style-name="Text_20_body">Lib /def:libfftw3-3.def /OUT:libfftw3-3.lib</text:p>
      <text:h text:style-name="Heading_20_1" text:outline-level="1"><text:bookmark-start text:name="_Toc516522843"/><text:bookmark-start text:name="__RefHeading___Toc419_287987493"/>How To Distribute Pre-Releases<text:bookmark-end text:name="_Toc516522843"/><text:bookmark-end text:name="__RefHeading___Toc419_287987493"/></text:h>
      <text:list xml:id="list649550535" text:style-name="L6">
        <text:list-item>
          <text:p text:style-name="P23">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23">Select release or debug build</text:p>
        </text:list-item>
        <text:list-item>
          <text:p text:style-name="P23">Open the artifacts page.</text:p>
        </text:list-item>
      </text:list>
      <text:h text:style-name="Heading_20_1" text:outline-level="1"><text:bookmark-start text:name="_Toc516522844"/><text:bookmark-start text:name="__RefHeading___Toc444_1988343492"/><text:soft-page-break/>Boot Knoppix on Mac Mini<text:bookmark-end text:name="_Toc516522844"/><text:bookmark-end text:name="__RefHeading___Toc444_1988343492"/></text:h>
      <text:list xml:id="list501003277" text:style-name="L7">
        <text:list-item>
          <text:p text:style-name="P24">Plug Windows keyboard into USB socket closest to headphone jack</text:p>
        </text:list-item>
        <text:list-item>
          <text:p text:style-name="P24">Press Left Alt as system boots</text:p>
        </text:list-item>
        <text:list-item>
          <text:p text:style-name="P24">Pick boot-up source</text:p>
        </text:list-item>
        <text:list-item>
          <text:p text:style-name="P24">VboxManage convertdd XXX.ddXXX.vdi <text:s text:c="2"/>- - format VDI <text:s/>- - variant Fixed (on the virtualbox computer)</text:p>
        </text:list-item>
      </text:list>
      <text:h text:style-name="Heading_20_1" text:outline-level="1"><text:bookmark-start text:name="_Toc516522845"/><text:bookmark-start text:name="__RefHeading___Toc677_1576137088"/>Cygport<text:bookmark-end text:name="_Toc516522845"/><text:bookmark-end text:name="__RefHeading___Toc677_1576137088"/></text:h>
      <text:list xml:id="list834330471" text:style-name="L8">
        <text:list-item>
          <text:p text:style-name="P25">setup-x86_64.exe installations (see also the ‘requires’ line in the .hint file – those entries were listed by cygport at the package-building step):</text:p>
          <text:list>
            <text:list-item>
              <text:p text:style-name="P25">Libs / libfftw3-devel</text:p>
            </text:list-item>
            <text:list-item>
              <text:p text:style-name="P25">Libs / libGL-devel</text:p>
            </text:list-item>
          </text:list>
        </text:list-item>
        <text:list-item>
          <text:p text:style-name="P25">cygport <text:s/>--debug engauge.cygport download <text:s/></text:p>
          <text:list>
            <text:list-item>
              <text:p text:style-name="P25">Error ‘ERROR inherit: unknown cygclass qt5-qmake’ occurs when lines in engauge.cygport have \r at the end. Fix is to run ‘unix2dos engauge.cygport</text:p>
            </text:list-item>
          </text:list>
        </text:list-item>
        <text:list-item>
          <text:p text:style-name="P25">cygport –debug engauge.cygport prep</text:p>
        </text:list-item>
        <text:list-item>
          <text:p text:style-name="P25">cygport –debug engauge.cygport compile </text:p>
          <text:list>
            <text:list-item>
              <text:p text:style-name="P25">Error ‘src/.objs/*.o file not recognized: File truncated’ occurs after the previous build is interrupted with a Control-C. The object file has zero length. Just delete that file and retry</text:p>
            </text:list-item>
          </text:list>
        </text:list-item>
        <text:list-item>
          <text:p text:style-name="P25">cygport –debug engauge.cygport install (creates engauge-${VERSION}-1.x86_64/inst)</text:p>
        </text:list-item>
        <text:list-item>
          <text:p text:style-name="P25">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text:h text:style-name="Heading_20_1" text:outline-level="1"><text:bookmark-start text:name="__RefHeading___Toc686_2740161923"/>Android Build<text:bookmark-end text:name="__RefHeading___Toc686_2740161923"/></text:h>
      <text:p text:style-name="P6">Based on notes from <text:a xlink:type="simple" xlink:href="https://doc.qt.io/qt-5/android-getting-started.html" text:style-name="Internet_20_link" text:visited-style-name="Visited_20_Internet_20_Link">https://doc.qt.io/qt-5/android-getting-started.html</text:a>. </text:p>
      <text:list xml:id="list2123015194" text:style-name="L9">
        <text:list-item>
          <text:p text:style-name="P26"><text:span text:style-name="T2">Android S</text:span><text:span text:style-name="Emphasis"><text:span text:style-name="T11">DK was installed into ~/Android/SDK</text:span></text:span></text:p>
        </text:list-item>
        <text:list-item>
          <text:p text:style-name="P26"><text:span text:style-name="Emphasis"><text:span text:style-name="T4">Android NDK install directory was </text:span></text:span><text:span text:style-name="Emphasis"><text:span text:style-name="T5">~/android-ndk-r20. Download was android-ndk-r20-linux-x86_64.zip</text:span></text:span></text:p>
        </text:list-item>
        <text:list-item>
          <text:p text:style-name="P27"><text:soft-page-break/><text:span text:style-name="Emphasis"><text:span text:style-name="T5">Java 1.6 or newer was already installed</text:span></text:span></text:p>
        </text:list-item>
        <text:list-item>
          <text:p text:style-name="P27"><text:span text:style-name="Emphasis"><text:span text:style-name="T5">Installed i386 packages</text:span></text:span></text:p>
        </text:list-item>
        <text:list-item>
          <text:p text:style-name="P27"><text:span text:style-name="Emphasis"><text:span text:style-name="T5">Installed libsdl1</text:span></text:span></text:p>
        </text:list-item>
        <text:list-item>
          <text:p text:style-name="P27"><text:span text:style-name="Emphasis"><text:span text:style-name="T5">Ran Tools/Options/Devices/Android. When the directories above were specified, error messages on the dialog in this step disappeared.</text:span></text:span></text:p>
        </text:list-item>
      </text:list>
      <text:h text:style-name="Heading_20_1" text:outline-level="1"><text:bookmark-start text:name="__RefHeading___Toc784_1321515353"/><text:span text:style-name="Emphasis"><text:span text:style-name="T10">Windows </text:span></text:span><text:span text:style-name="Emphasis"><text:span text:style-name="T3">Errors</text:span></text:span><text:bookmark-end text:name="__RefHeading___Toc784_1321515353"/></text:h>
      <text:h text:style-name="Heading_20_2" text:outline-level="2"><text:bookmark-start text:name="__RefHeading___Toc786_1321515353"/><text:span text:style-name="Emphasis"><text:span text:style-name="T3">“</text:span></text:span><text:span text:style-name="Emphasis"><text:span text:style-name="T6">No Qt platform plugin could be initialized”</text:span></text:span><text:bookmark-end text:name="__RefHeading___Toc786_1321515353"/></text:h>
      <text:p text:style-name="P7"><text:span text:style-name="Emphasis"><text:span text:style-name="T6">Fix for 32 bits is to copy c/Qt/5.14.1/msvc2017/plugins/platforms to engauge-digitizer/bin/platforms.</text:span></text:span></text:p>
      <text:p text:style-name="P8"><text:span text:style-name="Emphasis"><text:span text:style-name="T8">Fix for 64 bits is to copy c/Qt/5.14.1/msvc2017_64/plugins/platforms to enguage-digitizer/bin/platforms.</text:span></text:span></text:p>
      <text:h text:style-name="P15" text:outline-level="2"><text:bookmark-start text:name="__RefHeading___Toc841_1157660331"/><text:span text:style-name="Emphasis"><text:span text:style-name="T9">“</text:span></text:span><text:span text:style-name="Emphasis"><text:span text:style-name="T12">QSqlDatabase: QSQLITE driver not loaded”</text:span></text:span><text:bookmark-end text:name="__RefHeading___Toc841_1157660331"/></text:h>
      <text:p text:style-name="P29"><text:span text:style-name="Emphasis"><text:span text:style-name="T13">The engauge-digitizer/bin/sqldrivers directory is missing. </text:span></text:span></text:p>
      <text:p text:style-name="P29"><text:span text:style-name="Emphasis"><text:span text:style-name="T13">WINDOWS HINT – Required Windows directories, dlls, and libs can be found in engauge-digitizer/dev/windows/Engauge Digitizer are performing a Windows build.</text:span></text:span></text:p>
      <text:h text:style-name="Heading_20_2" text:outline-level="2"><text:bookmark-start text:name="__RefHeading___Toc788_1321515353"/><text:span text:style-name="Emphasis"><text:span text:style-name="T3">“Windows is Missing stddef.h”</text:span></text:span><text:bookmark-end text:name="__RefHeading___Toc788_1321515353"/></text:h>
      <text:p text:style-name="P9"><text:span text:style-name="Emphasis"><text:span text:style-name="T7">Compiler error said stddef.h was missing. The one in </text:span></text:span><text:a xlink:type="simple" xlink:href="../../../../../Microsoft" text:style-name="Internet_20_link" text:visited-style-name="Visited_20_Internet_20_Link"><text:span text:style-name="Emphasis"><text:span text:style-name="T7">C:/Microsoft</text:span></text:span></text:a><text:span text:style-name="Emphasis"><text:span text:style-name="T7"> Visual Studio/2019/Community/Common7/IDE/VC/Linux/include/usr/lib/gcc/x86_64-linux-gnu/5/include/stddef.h did not work, so ‘Windows 10 SDK’ was installed from </text:span></text:span><text:a xlink:type="simple" xlink:href="https://developer.microsoft.com/en-us/windows/downloads/windows-10-sdk/" text:style-name="Internet_20_link" text:visited-style-name="Visited_20_Internet_20_Link"><text:span text:style-name="Emphasis"><text:span text:style-name="T7">https://developer.microsoft.com/en-us/windows/downloads/windows-10-sdk/</text:span></text:span></text:a><text:span text:style-name="Emphasis"><text:span text:style-name="T7">. </text:span></text:span><text:span text:style-name="Emphasis"><text:span text:style-name="T9">Then the INCLUDE enviroment variable was set in Control Panel / System / Advanced System Settings / Environment Variables to point to </text:span></text:span><text:a xlink:type="simple" xlink:href="file:///c:/Program" text:style-name="Internet_20_link" text:visited-style-name="Visited_20_Internet_20_Link"><text:span text:style-name="Emphasis"><text:span text:style-name="T9">c:\Program</text:span></text:span></text:a><text:span text:style-name="Emphasis"><text:span text:style-name="T9"> Files (x86)\Windows Kits\10\Include\10.0.18362.0\ucrt.</text:span></text:span></text:p>
      <text:p text:style-name="P9"><text:span text:style-name="Emphasis"><text:span text:style-name="T1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1"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creation-date>2018-06-12T06:19:00Z</meta:creation-date>
    <dc:date>2020-03-21T19:41:56.956000000</dc:date>
    <meta:editing-cycles>47</meta:editing-cycles>
    <meta:editing-duration>PT3H32M48S</meta:editing-duration>
    <meta:document-statistic meta:table-count="0" meta:image-count="0" meta:object-count="0" meta:page-count="10" meta:paragraph-count="214" meta:word-count="1698" meta:character-count="13061" meta:non-whitespace-character-count="11557"/>
    <meta:template xlink:type="simple" xlink:actuate="onRequest" xlink:title="" xlink:href="Normal.dotm"/>
  </office:meta>
</office:document-meta>
</file>